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6.8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o 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table:formula="of:=120/[.B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table:formula="of:=0.3725" office:value-type="float" office:value="0.3725" calcext:value-type="float">
            <text:p>0,3725</text:p>
          </table:table-cell>
          <table:table-cell/>
        </table:table-row>
        <table:table-row table:style-name="ro1">
          <table:table-cell office:value-type="string" calcext:value-type="string">
            <text:p>PUE</text:p>
          </table:table-cell>
          <table:table-cell office:value-type="float" office:value="1.67" calcext:value-type="float">
            <text:p>1,6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formula="of:=[.B1]*(([.B2]*[.B4]*[.B3])+([.B5]*[.B6]))*[.B7]*0.001" office:value-type="float" office:value="104.136858" calcext:value-type="float">
            <text:p>104,13685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[.B9]*[.B11]" office:value-type="float" office:value="49465.00755" calcext:value-type="float">
            <text:p>49465,00755</text:p>
          </table:table-cell>
          <table:table-cell office:value-type="string" calcext:value-type="string">
            <text:p><text:s/>← notre calcul de l’emprunte carb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4:26:23.214000000</meta:creation-date>
    <dc:date>2025-12-04T15:05:04.481000000</dc:date>
    <meta:editing-duration>PT13M19S</meta:editing-duration>
    <meta:editing-cycles>2</meta:editing-cycles>
    <meta:generator>LibreOffice/24.8.7.2$Windows_X86_64 LibreOffice_project/e07d0a63a46349d29051da79b1fde8160bab2a89</meta:generator>
    <meta:document-statistic meta:table-count="1" meta:cell-count="21" meta:object-count="0"/>
  </office:meta>
</office:document-meta>
</file>